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un1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un2" svg:font-family="Opun" style:font-family-generic="roman" style:font-pitch="variable"/>
    <style:font-face style:name="Opun" svg:font-family="Opun" style:font-adornments="Regular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Opun3" svg:font-family="Opun" style:font-family-generic="system" style:font-pitch="variable"/>
    <style:font-face style:name="Opun4" svg:font-family="Opun" style:font-adornments="Regul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4cm" fo:min-width="2.173cm"/>
      <style:paragraph-properties style:writing-mode="lr-tb"/>
    </style:style>
    <style:style style:name="gr2" style:family="graphic" style:parent-style-name="objectwithoutfill">
      <style:graphic-properties draw:marker-end="Arrowheads_20_4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04cm" fo:min-width="2.172cm"/>
      <style:paragraph-properties style:writing-mode="lr-tb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</style:style>
    <style:style style:name="gr6" style:family="graphic" style:parent-style-name="objectwithoutfill">
      <style:graphic-properties draw:marker-end="Arrowheads_20_9" draw:marker-end-width="0.3cm" draw:fill="none" draw:textarea-vertical-align="middle"/>
    </style:style>
    <style:style style:name="gr7" style:family="graphic" style:parent-style-name="objectwithoutfill">
      <style:graphic-properties draw:marker-end="Arrowheads_20_14" draw:marker-end-width="0.3cm" draw:fill="none" draw:textarea-vertical-align="middle"/>
    </style:style>
    <style:style style:name="gr8" style:family="graphic" style:parent-style-name="objectwithoutfill">
      <style:graphic-properties draw:marker-end="Arrowheads_20_15" draw:marker-end-width="0.3cm" draw:fill="none" draw:textarea-vertical-align="middle"/>
    </style:style>
    <style:style style:name="gr9" style:family="graphic" style:parent-style-name="objectwithoutfill">
      <style:graphic-properties draw:marker-end="Arrowheads_20_16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23cm" fo:min-width="2.6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06cm" fo:min-width="0.771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48cm" fo:min-width="2.66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48cm" fo:min-width="2.66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48cm" fo:min-width="2.66cm"/>
      <style:paragraph-properties style:writing-mode="lr-tb"/>
    </style:style>
    <style:style style:name="gr15" style:family="graphic" style:parent-style-name="objectwithoutfill">
      <style:graphic-properties draw:marker-end="Arrowheads_20_18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17" style:family="graphic" style:parent-style-name="objectwithoutfill">
      <style:graphic-properties draw:marker-end="Arrowheads_20_20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702cm" fo:min-width="1.40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02cm" fo:min-width="1.723cm"/>
      <style:paragraph-properties style:writing-mode="lr-tb"/>
    </style:style>
    <style:style style:name="gr20" style:family="graphic" style:parent-style-name="objectwithoutfill">
      <style:graphic-properties draw:marker-end="Arrowheads_20_21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22" style:family="graphic" style:parent-style-name="objectwithoutfill">
      <style:graphic-properties draw:marker-end="Arrowheads_20_22" draw:marker-end-width="0.3cm" draw:fill="none" draw:textarea-vertical-align="middle"/>
    </style:style>
    <style:style style:name="gr23" style:family="graphic" style:parent-style-name="objectwithoutfill">
      <style:graphic-properties draw:marker-end="Arrowheads_20_23" draw:marker-end-width="0.3cm" draw:fill="none" draw:textarea-vertical-align="middle"/>
    </style:style>
    <style:style style:name="gr24" style:family="graphic" style:parent-style-name="objectwithoutfill">
      <style:graphic-properties draw:marker-end="Arrowheads_20_24" draw:marker-end-width="0.3cm" draw:fill="none" draw:textarea-vertical-align="middle"/>
    </style:style>
    <style:style style:name="gr25" style:family="graphic" style:parent-style-name="objectwithoutfill">
      <style:graphic-properties draw:marker-end="Arrowheads_20_28" draw:marker-end-width="0.3cm" draw:fill="none" draw:textarea-vertical-align="middle"/>
    </style:style>
    <style:style style:name="gr26" style:family="graphic" style:parent-style-name="objectwithoutfill">
      <style:graphic-properties draw:marker-end="Arrowheads_20_29" draw:marker-end-width="0.3cm" draw:fill="none" draw:textarea-vertical-align="middle"/>
    </style:style>
    <style:style style:name="gr27" style:family="graphic" style:parent-style-name="objectwithoutfill">
      <style:graphic-properties draw:marker-end="Arrowheads_20_30" draw:marker-end-width="0.3cm" draw:fill="none" draw:textarea-vertical-align="middle"/>
    </style:style>
    <style:style style:name="gr28" style:family="graphic" style:parent-style-name="objectwithoutfill">
      <style:graphic-properties draw:marker-end="Arrowheads_20_31" draw:marker-end-width="0.3cm" draw:fill="none" draw:textarea-vertical-align="middle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32" style:family="graphic" style:parent-style-name="objectwithoutfill">
      <style:graphic-properties draw:marker-end="Arrowheads_20_58" draw:marker-end-width="0.3cm" draw:fill="none" draw:textarea-vertical-align="middle"/>
    </style:style>
    <style:style style:name="gr33" style:family="graphic" style:parent-style-name="objectwithoutfill">
      <style:graphic-properties draw:marker-end="Arrowheads_20_59" draw:marker-end-width="0.3cm" draw:fill="none" draw:textarea-vertical-align="middle"/>
    </style:style>
    <style:style style:name="gr34" style:family="graphic" style:parent-style-name="objectwithoutfill">
      <style:graphic-properties draw:marker-end="Arrowheads_20_60" draw:marker-end-width="0.3cm" draw:fill="none" draw:textarea-vertical-align="middle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39" style:family="graphic" style:parent-style-name="objectwithoutfill">
      <style:graphic-properties draw:marker-end="Arrowheads_20_61" draw:marker-end-width="0.3cm" draw:fill="none" draw:textarea-vertical-align="middle"/>
    </style:style>
    <style:style style:name="gr40" style:family="graphic" style:parent-style-name="objectwithoutfill">
      <style:graphic-properties draw:marker-end="Arrowheads_20_62" draw:marker-end-width="0.3cm" draw:fill="none" draw:textarea-vertical-align="middle"/>
    </style:style>
    <style:style style:name="gr41" style:family="graphic" style:parent-style-name="objectwithoutfill">
      <style:graphic-properties draw:marker-end="Arrowheads_20_63" draw:marker-end-width="0.3cm" draw:fill="none" draw:textarea-vertical-align="middle"/>
    </style:style>
    <style:style style:name="gr42" style:family="graphic" style:parent-style-name="objectwithoutfill">
      <style:graphic-properties draw:marker-end="Arrowheads_20_64" draw:marker-end-width="0.3cm" draw:fill="none" draw:textarea-vertical-align="middle"/>
    </style:style>
    <style:style style:name="gr43" style:family="graphic" style:parent-style-name="objectwithoutfill">
      <style:graphic-properties draw:marker-end="Arrowheads_20_65" draw:marker-end-width="0.3cm" draw:fill="none" draw:textarea-vertical-align="middle"/>
    </style:style>
    <style:style style:name="gr44" style:family="graphic" style:parent-style-name="objectwithoutfill">
      <style:graphic-properties draw:marker-end="Arrowheads_20_66" draw:marker-end-width="0.3cm" draw:fill="none" draw:textarea-vertical-align="middle"/>
    </style:style>
    <style:style style:name="gr45" style:family="graphic" style:parent-style-name="objectwithoutfill">
      <style:graphic-properties draw:marker-end="Arrowheads_20_67" draw:marker-end-width="0.3cm" draw:fill="none" draw:textarea-vertical-align="middle"/>
    </style:style>
    <style:style style:name="gr46" style:family="graphic" style:parent-style-name="objectwithoutfill">
      <style:graphic-properties draw:marker-end="Arrowheads_20_68" draw:marker-end-width="0.3cm" draw:fill="none" draw:textarea-vertical-align="middle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702cm" fo:min-width="1.723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52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53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58" style:family="graphic" style:parent-style-name="objectwithoutfill">
      <style:graphic-properties draw:marker-end="Arrowheads_20_69" draw:marker-end-width="0.3cm" draw:fill="none" draw:textarea-vertical-align="middle"/>
    </style:style>
    <style:style style:name="gr59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60" style:family="graphic" style:parent-style-name="objectwithoutfill">
      <style:graphic-properties draw:marker-end="Arrowheads_20_70" draw:marker-end-width="0.3cm" draw:fill="none" draw:textarea-vertical-align="middle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62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0.702cm" fo:min-width="1.723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68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70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71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74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75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0.702cm" fo:min-width="1.723cm"/>
      <style:paragraph-properties style:writing-mode="lr-tb"/>
    </style:style>
    <style:style style:name="gr78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79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80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81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82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83" style:family="graphic" style:parent-style-name="standard" style:list-style-name="L1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84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85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86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87" style:family="graphic" style:parent-style-name="objectwithoutfill">
      <style:graphic-properties draw:marker-end="Arrowheads_20_71" draw:marker-end-width="0.3cm" draw:fill="none" draw:textarea-vertical-align="middle"/>
    </style:style>
    <style:style style:name="gr88" style:family="graphic" style:parent-style-name="objectwithoutfill">
      <style:graphic-properties draw:marker-end="Arrowheads_20_72" draw:marker-end-width="0.3cm" draw:fill="none" draw:textarea-vertical-align="middle"/>
    </style:style>
    <style:style style:name="gr89" style:family="graphic" style:parent-style-name="objectwithoutfill">
      <style:graphic-properties draw:marker-end="Arrowheads_20_73" draw:marker-end-width="0.3cm" draw:fill="none" draw:textarea-vertical-align="middle"/>
    </style:style>
    <style:style style:name="gr90" style:family="graphic" style:parent-style-name="objectwithoutfill">
      <style:graphic-properties draw:marker-end="Arrowheads_20_74" draw:marker-end-width="0.3cm" draw:fill="none" draw:textarea-vertical-align="middle"/>
    </style:style>
    <style:style style:name="gr91" style:family="graphic" style:parent-style-name="objectwithoutfill">
      <style:graphic-properties draw:marker-end="Arrowheads_20_75" draw:marker-end-width="0.3cm" draw:fill="none" draw:textarea-vertical-align="middle"/>
    </style:style>
    <style:style style:name="gr92" style:family="graphic" style:parent-style-name="objectwithoutfill">
      <style:graphic-properties draw:marker-end="Arrowheads_20_76" draw:marker-end-width="0.3cm" draw:fill="none" draw:textarea-vertical-align="middle"/>
    </style:style>
    <style:style style:name="gr93" style:family="graphic" style:parent-style-name="objectwithoutfill">
      <style:graphic-properties draw:marker-end="Arrowheads_20_77" draw:marker-end-width="0.3cm" draw:fill="none" draw:textarea-vertical-align="middle"/>
    </style:style>
    <style:style style:name="gr94" style:family="graphic" style:parent-style-name="objectwithoutfill">
      <style:graphic-properties draw:marker-end="Arrowheads_20_78" draw:marker-end-width="0.3cm" draw:fill="none" draw:textarea-vertical-align="middle"/>
    </style:style>
    <style:style style:name="gr95" style:family="graphic" style:parent-style-name="standard" style:list-style-name="L1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96" style:family="graphic" style:parent-style-name="objectwithoutfill">
      <style:graphic-properties draw:marker-end="Arrowheads_20_79" draw:marker-end-width="0.3cm" draw:fill="none" draw:textarea-vertical-align="middle"/>
    </style:style>
    <style:style style:name="gr97" style:family="graphic" style:parent-style-name="standard">
      <style:graphic-properties draw:textarea-horizontal-align="justify" draw:textarea-vertical-align="middle" draw:auto-grow-height="false" fo:min-height="0.704cm" fo:min-width="1.796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506cm" fo:min-width="1.089cm"/>
      <style:paragraph-properties style:writing-mode="lr-tb"/>
    </style:style>
    <style:style style:name="gr99" style:family="graphic" style:parent-style-name="objectwithoutfill">
      <style:graphic-properties draw:marker-end="Arrowheads_20_54" draw:marker-end-width="0.3cm" draw:fill="none" draw:textarea-vertical-align="middle"/>
    </style:style>
    <style:style style:name="gr100" style:family="graphic" style:parent-style-name="objectwithoutfill">
      <style:graphic-properties draw:marker-end="Arrowheads_20_55" draw:marker-end-width="0.3cm" draw:fill="none" draw:textarea-vertical-align="middle"/>
    </style:style>
    <style:style style:name="gr101" style:family="graphic" style:parent-style-name="objectwithoutfill">
      <style:graphic-properties draw:marker-end="Arrowheads_20_56" draw:marker-end-width="0.3cm" draw:fill="none" draw:textarea-vertical-align="middle"/>
    </style:style>
    <style:style style:name="gr102" style:family="graphic" style:parent-style-name="objectwithoutfill">
      <style:graphic-properties draw:marker-end="Arrowheads_20_57" draw:marker-end-width="0.3cm" draw:fill="none" draw:textarea-vertical-align="middle"/>
    </style:style>
    <style:style style:name="gr103" style:family="graphic" style:parent-style-name="standard" style:list-style-name="L1">
      <style:graphic-properties draw:textarea-horizontal-align="justify" draw:textarea-vertical-align="middle" draw:auto-grow-height="false" fo:min-height="0.423cm" fo:min-width="2.65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1.02cm" fo:min-width="4.898cm"/>
      <style:paragraph-properties style:writing-mode="lr-tb"/>
    </style:style>
    <style:style style:name="gr105" style:family="graphic" style:parent-style-name="objectwithoutfill">
      <style:graphic-properties draw:marker-end="Arrowheads_20_80" draw:marker-end-width="0.3cm" draw:fill="none" draw:textarea-vertical-align="middle"/>
    </style:style>
    <style:style style:name="gr106" style:family="graphic" style:parent-style-name="objectwithoutfill">
      <style:graphic-properties draw:marker-end="Arrowheads_20_81" draw:marker-end-width="0.3cm" draw:fill="none" draw:textarea-vertical-align="middle"/>
    </style:style>
    <style:style style:name="gr107" style:family="graphic" style:parent-style-name="objectwithoutfill">
      <style:graphic-properties draw:marker-end="Arrowheads_20_82" draw:marker-end-width="0.3cm" draw:fill="none" draw:textarea-vertical-align="middle"/>
    </style:style>
    <style:style style:name="gr108" style:family="graphic" style:parent-style-name="objectwithoutfill">
      <style:graphic-properties draw:marker-end="Arrowheads_20_83" draw:marker-end-width="0.3cm" draw:fill="none" draw:textarea-vertical-align="middle"/>
    </style:style>
    <style:style style:name="gr109" style:family="graphic" style:parent-style-name="objectwithoutfill">
      <style:graphic-properties draw:marker-end="Arrowheads_20_85" draw:marker-end-width="0.3cm" draw:fill="none" draw:textarea-vertical-align="middle"/>
    </style:style>
    <style:style style:name="gr110" style:family="graphic" style:parent-style-name="objectwithoutfill">
      <style:graphic-properties draw:marker-end="Arrowheads_20_86" draw:marker-end-width="0.3cm" draw:fill="none" draw:textarea-vertical-align="middle"/>
    </style:style>
    <style:style style:name="gr111" style:family="graphic" style:parent-style-name="objectwithoutfill">
      <style:graphic-properties draw:marker-end="Arrowheads_20_87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un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Opun1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493cm" svg:height="0.953cm" svg:x="1.635cm" svg:y="2.905cm">
          <text:p text:style-name="P1">Rea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draw:type="line" svg:x1="3.381cm" svg:y1="2.27cm" svg:x2="3.381cm" svg:y2="2.905cm" draw:start-shape="id1" draw:start-glue-point="6" draw:end-shape="id2" draw:end-glue-point="0" svg:d="M3381 2270v635" svg:viewBox="0 0 1 636">
          <text:p/>
        </draw:connector>
        <draw:custom-shape draw:style-name="gr1" draw:text-style-name="P1" xml:id="id3" draw:id="id3" draw:layer="layout" svg:width="3.493cm" svg:height="0.953cm" svg:x="1.635cm" svg:y="4.493cm">
          <text:p text:style-name="P1">Calcul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draw:type="line" svg:x1="3.381cm" svg:y1="3.858cm" svg:x2="3.381cm" svg:y2="4.493cm" draw:start-shape="id2" draw:start-glue-point="2" draw:end-shape="id3" draw:end-glue-point="0" svg:d="M3381 3858v635" svg:viewBox="0 0 1 636">
          <text:p/>
        </draw:connector>
        <draw:custom-shape draw:style-name="gr3" draw:text-style-name="P1" xml:id="id4" draw:id="id4" draw:layer="layout" svg:width="3.492cm" svg:height="0.953cm" svg:x="1.635cm" svg:y="6.08cm">
          <text:p text:style-name="P1">Pri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2" draw:layer="layout" draw:type="line" svg:x1="3.381cm" svg:y1="5.446cm" svg:x2="3.381cm" svg:y2="6.08cm" draw:start-shape="id3" draw:start-glue-point="2" draw:end-shape="id4" draw:end-glue-point="0" svg:d="M3381 5446v634" svg:viewBox="0 0 1 635">
          <text:p/>
        </draw:connector>
        <draw:connector draw:style-name="gr5" draw:text-style-name="P2" draw:layer="layout" draw:type="line" svg:x1="3.381cm" svg:y1="7.033cm" svg:x2="3.381cm" svg:y2="7.668cm" draw:start-shape="id4" draw:start-glue-point="2" svg:d="M3381 7033v635" svg:viewBox="0 0 1 636">
          <text:p/>
        </draw:connector>
        <draw:connector draw:style-name="gr6" draw:text-style-name="P2" draw:layer="layout" draw:type="line" svg:x1="14.811cm" svg:y1="2.27cm" svg:x2="14.811cm" svg:y2="2.905cm" draw:start-shape="id5" draw:start-glue-point="6" draw:end-shape="id6" draw:end-glue-point="5" svg:d="M14811 2270v635" svg:viewBox="0 0 1 636">
          <text:p/>
        </draw:connector>
        <draw:connector draw:style-name="gr7" draw:text-style-name="P2" draw:layer="layout" draw:type="line" svg:x1="14.811cm" svg:y1="3.857cm" svg:x2="14.811cm" svg:y2="4.492cm" draw:start-shape="id6" draw:start-glue-point="8" svg:d="M14811 3857v635" svg:viewBox="0 0 1 636">
          <text:p/>
        </draw:connector>
        <draw:connector draw:style-name="gr8" draw:text-style-name="P2" draw:layer="layout" draw:type="line" svg:x1="14.811cm" svg:y1="5.445cm" svg:x2="14.811cm" svg:y2="6.08cm" draw:start-shape="id7" draw:start-glue-point="8" draw:end-shape="id8" draw:end-glue-point="5" svg:d="M14811 5445v635" svg:viewBox="0 0 1 636">
          <text:p/>
        </draw:connector>
        <draw:connector draw:style-name="gr9" draw:text-style-name="P2" draw:layer="layout" draw:type="line" svg:x1="14.811cm" svg:y1="7.032cm" svg:x2="14.811cm" svg:y2="7.667cm" draw:start-shape="id8" draw:end-shape="id9" draw:end-glue-point="4" svg:d="M14811 7032v635" svg:viewBox="0 0 1 636">
          <text:p/>
        </draw:connector>
        <draw:custom-shape draw:style-name="gr10" draw:text-style-name="P1" draw:layer="layout" svg:width="3.492cm" svg:height="0.953cm" svg:x="1.635cm" svg:y="7.667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" xml:id="id1" draw:id="id1" draw:layer="layout" svg:width="3.492cm" svg:height="0.953cm" svg:x="1.635cm" svg:y="1.317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" xml:id="id9" draw:id="id9" draw:layer="layout" svg:width="3.492cm" svg:height="0.953cm" svg:x="13.065cm" svg:y="7.667cm">
          <text:p text:style-name="P1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" xml:id="id5" draw:id="id5" draw:layer="layout" svg:width="3.492cm" svg:height="0.953cm" svg:x="13.065cm" svg:y="1.317cm">
          <text:p text:style-name="P1">Rea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3" draw:layer="layout" svg:width="1.27cm" svg:height="0.952cm" svg:x="9.572cm" svg:y="25.765cm">
          <text:p text:style-name="P3"><text:span text:style-name="T1">A</text:span></text:p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12" draw:text-style-name="P4" xml:id="id6" draw:id="id6" draw:layer="layout" svg:width="4.128cm" svg:height="0.952cm" svg:x="12.747cm" svg:y="2.905cm">
          <text:p text:style-name="P4">Input name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80.696554279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4" xml:id="id8" draw:id="id8" draw:layer="layout" svg:width="4.128cm" svg:height="0.952cm" svg:x="12.747cm" svg:y="6.08cm">
          <text:p text:style-name="P4">Input credit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80.696554279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4" xml:id="id7" draw:id="id7" draw:layer="layout" svg:width="4.128cm" svg:height="0.952cm" svg:x="12.747cm" svg:y="4.493cm">
          <text:p text:style-name="P4">Input score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80.696554279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10" draw:text-style-name="P1" xml:id="id10" draw:id="id10" draw:layer="layout" svg:width="3.492cm" svg:height="0.953cm" svg:x="2.587cm" svg:y="2.904cm">
          <text:p text:style-name="P1">Calculate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line" svg:x1="4.333cm" svg:y1="3.857cm" svg:x2="4.333cm" svg:y2="4.492cm" draw:start-shape="id10" draw:start-glue-point="6" draw:end-shape="id11" draw:end-glue-point="4" svg:d="M4333 3857v635" svg:viewBox="0 0 1 636">
          <text:p/>
        </draw:connector>
        <draw:custom-shape draw:style-name="gr16" draw:text-style-name="P1" xml:id="id11" draw:id="id11" draw:layer="layout" svg:width="2.222cm" svg:height="1.905cm" svg:x="3.222cm" svg:y="4.492cm">
          <text:p text:style-name="P1">score &gt;= 8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2" draw:layer="layout" svg:x1="3.222cm" svg:y1="5.445cm" svg:x2="2.269cm" svg:y2="6.397cm" draw:start-shape="id11" draw:start-glue-point="5" draw:end-shape="id12" draw:end-glue-point="0" svg:d="M3222 5445h-953v952" svg:viewBox="0 0 954 953">
          <text:p/>
        </draw:connector>
        <draw:connector draw:style-name="gr17" draw:text-style-name="P2" draw:layer="layout" svg:x1="5.444cm" svg:y1="5.445cm" svg:x2="6.238cm" svg:y2="6.397cm" draw:start-shape="id11" draw:start-glue-point="7" draw:end-shape="id13" draw:end-glue-point="4" svg:d="M5444 5445h794v952" svg:viewBox="0 0 795 953">
          <text:p/>
        </draw:connector>
        <draw:custom-shape draw:style-name="gr18" draw:text-style-name="P1" xml:id="id12" draw:id="id12" draw:layer="layout" svg:width="1.904cm" svg:height="0.952cm" svg:x="1.317cm" svg:y="6.397cm">
          <text:p text:style-name="P1">grade =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13" draw:id="id13" draw:layer="layout" svg:width="2.222cm" svg:height="1.905cm" svg:x="5.127cm" svg:y="6.397cm">
          <text:p text:style-name="P4">score &gt;= 75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2" draw:layer="layout" svg:x1="7.349cm" svg:y1="7.35cm" svg:x2="8.46cm" svg:y2="8.302cm" draw:start-shape="id13" draw:start-glue-point="7" draw:end-shape="id14" draw:end-glue-point="4" svg:d="M7349 7350h1111v952" svg:viewBox="0 0 1112 953">
          <text:p/>
        </draw:connector>
        <draw:custom-shape draw:style-name="gr16" draw:text-style-name="P1" xml:id="id14" draw:id="id14" draw:layer="layout" svg:width="2.222cm" svg:height="1.905cm" svg:x="7.349cm" svg:y="8.302cm">
          <text:p text:style-name="P4">score &gt;= 7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1" xml:id="id15" draw:id="id15" draw:layer="layout" svg:width="2.223cm" svg:height="0.952cm" svg:x="3.221cm" svg:y="8.302cm">
          <text:p text:style-name="P4">grade = B+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5.127cm" svg:y1="7.35cm" svg:x2="4.332cm" svg:y2="8.302cm" draw:start-shape="id13" draw:start-glue-point="5" draw:end-shape="id15" draw:end-glue-point="0" svg:d="M5127 7350h-795v952" svg:viewBox="0 0 796 953">
          <text:p/>
        </draw:connector>
        <draw:custom-shape draw:style-name="gr21" draw:text-style-name="P1" xml:id="id16" draw:id="id16" draw:layer="layout" svg:width="2.223cm" svg:height="0.953cm" svg:x="5.127cm" svg:y="10.207cm">
          <text:p text:style-name="P4">grade = B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7.349cm" svg:y1="9.255cm" svg:x2="6.238cm" svg:y2="10.207cm" draw:start-shape="id14" draw:start-glue-point="5" draw:end-shape="id16" draw:end-glue-point="0" svg:d="M7349 9255h-1111v952" svg:viewBox="0 0 1112 953">
          <text:p/>
        </draw:connector>
        <draw:custom-shape draw:style-name="gr16" draw:text-style-name="P1" xml:id="id17" draw:id="id17" draw:layer="layout" svg:width="2.222cm" svg:height="1.905cm" svg:x="9.572cm" svg:y="9.889cm">
          <text:p text:style-name="P4">score &gt;= 65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3" draw:text-style-name="P2" draw:layer="layout" svg:x1="9.571cm" svg:y1="9.255cm" svg:x2="10.683cm" svg:y2="9.889cm" draw:start-shape="id14" draw:start-glue-point="7" draw:end-shape="id17" draw:end-glue-point="4" svg:d="M9571 9255h1112v634" svg:viewBox="0 0 1113 635">
          <text:p/>
        </draw:connector>
        <draw:connector draw:style-name="gr24" draw:text-style-name="P2" draw:layer="layout" svg:x1="9.572cm" svg:y1="10.842cm" svg:x2="8.778cm" svg:y2="11.794cm" draw:start-shape="id17" draw:start-glue-point="5" draw:end-shape="id18" draw:end-glue-point="0" svg:d="M9572 10842h-794v952" svg:viewBox="0 0 795 953">
          <text:p/>
        </draw:connector>
        <draw:custom-shape draw:style-name="gr21" draw:text-style-name="P1" xml:id="id18" draw:id="id18" draw:layer="layout" svg:width="2.223cm" svg:height="0.953cm" svg:x="7.667cm" svg:y="11.794cm">
          <text:p text:style-name="P1">grade = <text:s/>C+</text:p>
          <draw:enhanced-geometry svg:viewBox="0 0 21600 21600" draw:type="rectangle" draw:enhanced-path="M 0 0 L 21600 0 21600 21600 0 21600 0 0 Z N"/>
        </draw:custom-shape>
        <draw:connector draw:style-name="gr25" draw:text-style-name="P2" draw:layer="layout" draw:line-skew="5.556cm" svg:x1="2.269cm" svg:y1="7.349cm" svg:x2="9.572cm" svg:y2="25.448cm" draw:start-shape="id12" draw:start-glue-point="2" draw:end-shape="id19" draw:end-glue-point="4" svg:d="M2269 7349v14606h7303v3493" svg:viewBox="0 0 7304 18100">
          <text:p/>
        </draw:connector>
        <draw:connector draw:style-name="gr26" draw:text-style-name="P2" draw:layer="layout" draw:line-skew="4.604cm" svg:x1="4.332cm" svg:y1="9.254cm" svg:x2="9.572cm" svg:y2="25.448cm" draw:start-shape="id15" draw:start-glue-point="2" draw:end-shape="id19" draw:end-glue-point="4" svg:d="M4332 9254v12701h5240v3493" svg:viewBox="0 0 5241 16195">
          <text:p/>
        </draw:connector>
        <draw:connector draw:style-name="gr27" draw:text-style-name="P2" draw:layer="layout" draw:line-skew="3.651cm" svg:x1="6.238cm" svg:y1="11.16cm" svg:x2="9.572cm" svg:y2="25.448cm" draw:start-shape="id16" draw:start-glue-point="2" draw:end-shape="id19" draw:end-glue-point="4" svg:d="M6238 11160v10795h3334v3493" svg:viewBox="0 0 3335 14289">
          <text:p/>
        </draw:connector>
        <draw:connector draw:style-name="gr28" draw:text-style-name="P2" draw:layer="layout" draw:line-skew="2.858cm" svg:x1="8.778cm" svg:y1="12.747cm" svg:x2="9.572cm" svg:y2="25.448cm" draw:start-shape="id18" draw:start-glue-point="2" draw:end-shape="id19" draw:end-glue-point="4" svg:d="M8778 12747v9208h794v3493" svg:viewBox="0 0 795 12702">
          <text:p/>
        </draw:connector>
        <draw:custom-shape draw:style-name="gr11" draw:text-style-name="P3" draw:layer="layout" svg:width="1.27cm" svg:height="0.952cm" svg:x="8.937cm" svg:y="1.635cm">
          <text:p text:style-name="P3"><text:span text:style-name="T1">A</text:span></text:p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29" draw:text-style-name="P4" xml:id="id22" draw:id="id22" draw:layer="layout" svg:width="2.222cm" svg:height="1.905cm" svg:x="15.923cm" svg:y="14.652cm">
          <text:p text:style-name="P4">Score &gt;= 5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4" xml:id="id20" draw:id="id20" draw:layer="layout" svg:width="2.222cm" svg:height="1.905cm" svg:x="11.795cm" svg:y="11.477cm">
          <text:p text:style-name="P4">Score &gt;= 60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1" draw:text-style-name="P4" xml:id="id21" draw:id="id21" draw:layer="layout" svg:width="2.222cm" svg:height="1.905cm" svg:x="14.017cm" svg:y="13.065cm">
          <text:p text:style-name="P4">Score &gt;= 55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" draw:layer="layout" svg:x1="11.794cm" svg:y1="10.842cm" svg:x2="12.906cm" svg:y2="11.477cm" draw:start-shape="id17" draw:start-glue-point="7" draw:end-shape="id20" draw:end-glue-point="4" svg:d="M11794 10842h1112v635" svg:viewBox="0 0 1113 636">
          <text:p/>
        </draw:connector>
        <draw:connector draw:style-name="gr33" draw:text-style-name="P2" draw:layer="layout" svg:x1="14.017cm" svg:y1="12.43cm" svg:x2="15.128cm" svg:y2="13.065cm" draw:start-shape="id20" draw:start-glue-point="7" draw:end-shape="id21" draw:end-glue-point="4" svg:d="M14017 12430h1111v635" svg:viewBox="0 0 1112 636">
          <text:p/>
        </draw:connector>
        <draw:connector draw:style-name="gr34" draw:text-style-name="P2" draw:layer="layout" svg:x1="16.239cm" svg:y1="14.018cm" svg:x2="17.034cm" svg:y2="14.652cm" draw:start-shape="id21" draw:start-glue-point="7" draw:end-shape="id22" draw:end-glue-point="4" svg:d="M16239 14018h795v634" svg:viewBox="0 0 796 635">
          <text:p/>
        </draw:connector>
        <draw:custom-shape draw:style-name="gr35" draw:text-style-name="P4" xml:id="id23" draw:id="id23" draw:layer="layout" svg:width="2.223cm" svg:height="0.953cm" svg:x="9.889cm" svg:y="13.382cm">
          <text:p text:style-name="P4">grade = C</text:p>
          <draw:enhanced-geometry svg:viewBox="0 0 21600 21600" draw:type="rectangle" draw:enhanced-path="M 0 0 L 21600 0 21600 21600 0 21600 0 0 Z N"/>
        </draw:custom-shape>
        <draw:custom-shape draw:style-name="gr36" draw:text-style-name="P4" xml:id="id24" draw:id="id24" draw:layer="layout" svg:width="2.223cm" svg:height="0.953cm" svg:x="11.795cm" svg:y="14.652cm">
          <text:p text:style-name="P4">grade = D+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4" xml:id="id25" draw:id="id25" draw:layer="layout" svg:width="2.223cm" svg:height="0.953cm" svg:x="13.699cm" svg:y="16.24cm">
          <text:p text:style-name="P4">grade = D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4" xml:id="id26" draw:id="id26" draw:layer="layout" svg:width="2.223cm" svg:height="0.953cm" svg:x="18.145cm" svg:y="16.239cm">
          <text:p text:style-name="P4">grade = F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9" draw:text-style-name="P2" draw:layer="layout" svg:x1="11.795cm" svg:y1="12.43cm" svg:x2="11cm" svg:y2="13.382cm" draw:start-shape="id20" draw:start-glue-point="5" draw:end-shape="id23" draw:end-glue-point="0" svg:d="M11795 12430h-795v952" svg:viewBox="0 0 796 953">
          <text:p/>
        </draw:connector>
        <draw:connector draw:style-name="gr40" draw:text-style-name="P2" draw:layer="layout" svg:x1="14.017cm" svg:y1="14.018cm" svg:x2="12.906cm" svg:y2="14.652cm" draw:start-shape="id21" draw:start-glue-point="5" draw:end-shape="id24" draw:end-glue-point="0" svg:d="M14017 14018h-1111v634" svg:viewBox="0 0 1112 635">
          <text:p/>
        </draw:connector>
        <draw:connector draw:style-name="gr41" draw:text-style-name="P2" draw:layer="layout" svg:x1="15.923cm" svg:y1="15.605cm" svg:x2="14.81cm" svg:y2="16.24cm" draw:start-shape="id22" draw:start-glue-point="5" draw:end-shape="id25" draw:end-glue-point="0" svg:d="M15923 15605h-1113v635" svg:viewBox="0 0 1114 636">
          <text:p/>
        </draw:connector>
        <draw:connector draw:style-name="gr42" draw:text-style-name="P2" draw:layer="layout" draw:line-skew="2.064cm" svg:x1="11cm" svg:y1="14.335cm" svg:x2="9.572cm" svg:y2="25.448cm" draw:start-shape="id23" draw:start-glue-point="2" draw:end-shape="id19" draw:end-glue-point="4" svg:d="M11000 14335v7620h-1428v3493" svg:viewBox="0 0 1429 11114">
          <text:p/>
        </draw:connector>
        <draw:connector draw:style-name="gr43" draw:text-style-name="P2" draw:layer="layout" draw:line-skew="1.429cm" svg:x1="12.906cm" svg:y1="15.605cm" svg:x2="9.572cm" svg:y2="25.448cm" draw:start-shape="id24" draw:start-glue-point="2" draw:end-shape="id19" draw:end-glue-point="4" svg:d="M12906 15605v6350h-3334v3493" svg:viewBox="0 0 3335 9844">
          <text:p/>
        </draw:connector>
        <draw:connector draw:style-name="gr44" draw:text-style-name="P2" draw:layer="layout" draw:line-skew="0.635cm" svg:x1="14.81cm" svg:y1="17.193cm" svg:x2="9.572cm" svg:y2="25.448cm" draw:start-shape="id25" draw:start-glue-point="2" draw:end-shape="id19" draw:end-glue-point="4" svg:d="M14810 17193v4762h-5238v3493" svg:viewBox="0 0 5239 8256">
          <text:p/>
        </draw:connector>
        <draw:connector draw:style-name="gr45" draw:text-style-name="P2" draw:layer="layout" svg:x1="18.145cm" svg:y1="15.605cm" svg:x2="19.256cm" svg:y2="16.239cm" draw:start-shape="id22" draw:start-glue-point="7" draw:end-shape="id26" draw:end-glue-point="0" svg:d="M18145 15605h1111v634" svg:viewBox="0 0 1112 635">
          <text:p/>
        </draw:connector>
        <draw:connector draw:style-name="gr46" draw:text-style-name="P2" draw:layer="layout" draw:line-skew="0.635cm" svg:x1="19.256cm" svg:y1="17.192cm" svg:x2="9.572cm" svg:y2="25.448cm" draw:start-shape="id26" draw:start-glue-point="2" draw:end-shape="id19" draw:end-glue-point="4" svg:d="M19256 17192v4763h-9684v3493" svg:viewBox="0 0 9685 8257">
          <text:p/>
        </draw:connector>
        <draw:custom-shape draw:style-name="gr11" draw:text-style-name="P3" xml:id="id19" draw:id="id19" draw:layer="layout" svg:width="1.27cm" svg:height="0.952cm" svg:x="8.937cm" svg:y="25.448cm">
          <text:p text:style-name="P3"><text:span text:style-name="T1">B</text:span></text:p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</draw:page>
      <draw:page draw:name="page3" draw:style-name="dp1" draw:master-page-name="Default">
        <draw:custom-shape draw:style-name="gr11" draw:text-style-name="P3" xml:id="id43" draw:id="id43" draw:layer="layout" svg:width="1.27cm" svg:height="0.952cm" svg:x="9.89cm" svg:y="1.318cm">
          <text:p text:style-name="P3"><text:span text:style-name="T1">B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xml:id="id35" draw:id="id35" draw:layer="layout" svg:width="1.27cm" svg:height="0.952cm" svg:x="9.572cm" svg:y="25.765cm">
          <text:p text:style-name="P3"><text:span text:style-name="T1">C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6" draw:text-style-name="P1" xml:id="id27" draw:id="id27" draw:layer="layout" svg:width="2.222cm" svg:height="1.905cm" svg:x="3.222cm" svg:y="3.857cm">
          <text:p text:style-name="P4">grade = A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2" draw:layer="layout" svg:x1="3.222cm" svg:y1="4.81cm" svg:x2="2.269cm" svg:y2="5.762cm" draw:start-shape="id27" draw:start-glue-point="5" draw:end-shape="id28" draw:end-glue-point="0" svg:d="M3222 4810h-953v952" svg:viewBox="0 0 954 953">
          <text:p/>
        </draw:connector>
        <draw:connector draw:style-name="gr17" draw:text-style-name="P2" draw:layer="layout" svg:x1="5.444cm" svg:y1="4.81cm" svg:x2="6.238cm" svg:y2="5.762cm" draw:start-shape="id27" draw:start-glue-point="7" draw:end-shape="id29" draw:end-glue-point="4" svg:d="M5444 4810h794v952" svg:viewBox="0 0 795 953">
          <text:p/>
        </draw:connector>
        <draw:custom-shape draw:style-name="gr18" draw:text-style-name="P1" xml:id="id28" draw:id="id28" draw:layer="layout" svg:width="1.904cm" svg:height="0.952cm" svg:x="1.317cm" svg:y="5.762cm">
          <text:p text:style-name="P1">GradePoint =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4" xml:id="id29" draw:id="id29" draw:layer="layout" svg:width="2.222cm" svg:height="1.905cm" svg:x="5.127cm" svg:y="5.762cm">
          <text:p text:style-name="P4">grade = B+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2" draw:layer="layout" svg:x1="7.349cm" svg:y1="6.715cm" svg:x2="8.46cm" svg:y2="7.667cm" draw:start-shape="id29" draw:start-glue-point="7" draw:end-shape="id30" draw:end-glue-point="4" svg:d="M7349 6715h1111v952" svg:viewBox="0 0 1112 953">
          <text:p/>
        </draw:connector>
        <draw:custom-shape draw:style-name="gr48" draw:text-style-name="P4" xml:id="id30" draw:id="id30" draw:layer="layout" svg:width="2.222cm" svg:height="1.905cm" svg:x="7.349cm" svg:y="7.667cm">
          <text:p text:style-name="P4">grade = B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9" draw:text-style-name="P4" xml:id="id31" draw:id="id31" draw:layer="layout" svg:width="2.223cm" svg:height="0.952cm" svg:x="3.221cm" svg:y="7.667cm">
          <text:p text:style-name="P4">GradePoint = 3.5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5.127cm" svg:y1="6.715cm" svg:x2="4.332cm" svg:y2="7.667cm" draw:start-shape="id29" draw:start-glue-point="5" draw:end-shape="id31" draw:end-glue-point="0" svg:d="M5127 6715h-795v952" svg:viewBox="0 0 796 953">
          <text:p/>
        </draw:connector>
        <draw:custom-shape draw:style-name="gr50" draw:text-style-name="P4" xml:id="id32" draw:id="id32" draw:layer="layout" svg:width="2.223cm" svg:height="0.953cm" svg:x="5.127cm" svg:y="9.572cm">
          <text:p text:style-name="P4">GradePoint = 3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7.349cm" svg:y1="8.62cm" svg:x2="6.238cm" svg:y2="9.572cm" draw:start-shape="id30" draw:start-glue-point="5" draw:end-shape="id32" draw:end-glue-point="0" svg:d="M7349 8620h-1111v952" svg:viewBox="0 0 1112 953">
          <text:p/>
        </draw:connector>
        <draw:custom-shape draw:style-name="gr51" draw:text-style-name="P4" xml:id="id33" draw:id="id33" draw:layer="layout" svg:width="2.222cm" svg:height="1.905cm" svg:x="9.572cm" svg:y="9.254cm">
          <text:p text:style-name="P4">grade = <text:s/>C+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3" draw:text-style-name="P2" draw:layer="layout" svg:x1="9.571cm" svg:y1="8.62cm" svg:x2="10.683cm" svg:y2="9.254cm" draw:start-shape="id30" draw:start-glue-point="7" draw:end-shape="id33" draw:end-glue-point="4" svg:d="M9571 8620h1112v634" svg:viewBox="0 0 1113 635">
          <text:p/>
        </draw:connector>
        <draw:connector draw:style-name="gr24" draw:text-style-name="P2" draw:layer="layout" svg:x1="9.572cm" svg:y1="10.207cm" svg:x2="8.778cm" svg:y2="11.159cm" draw:start-shape="id33" draw:start-glue-point="5" draw:end-shape="id34" draw:end-glue-point="0" svg:d="M9572 10207h-794v952" svg:viewBox="0 0 795 953">
          <text:p/>
        </draw:connector>
        <draw:custom-shape draw:style-name="gr21" draw:text-style-name="P1" xml:id="id34" draw:id="id34" draw:layer="layout" svg:width="2.223cm" svg:height="0.953cm" svg:x="7.667cm" svg:y="11.159cm">
          <text:p text:style-name="P4">GradePoint = 2.5</text:p>
          <draw:enhanced-geometry svg:viewBox="0 0 21600 21600" draw:type="rectangle" draw:enhanced-path="M 0 0 L 21600 0 21600 21600 0 21600 0 0 Z N"/>
        </draw:custom-shape>
        <draw:connector draw:style-name="gr25" draw:text-style-name="P2" draw:layer="layout" svg:x1="2.269cm" svg:y1="6.714cm" svg:x2="10.207cm" svg:y2="25.765cm" draw:start-shape="id28" draw:start-glue-point="2" draw:end-shape="id35" draw:end-glue-point="4" svg:d="M2269 6714v9526h7938v9525" svg:viewBox="0 0 7939 19052">
          <text:p/>
        </draw:connector>
        <draw:connector draw:style-name="gr26" draw:text-style-name="P2" draw:layer="layout" svg:x1="4.332cm" svg:y1="8.619cm" svg:x2="10.207cm" svg:y2="25.765cm" draw:start-shape="id31" draw:start-glue-point="2" draw:end-shape="id35" draw:end-glue-point="4" svg:d="M4332 8619v8573h5875v8573" svg:viewBox="0 0 5876 17147">
          <text:p/>
        </draw:connector>
        <draw:connector draw:style-name="gr27" draw:text-style-name="P2" draw:layer="layout" svg:x1="6.238cm" svg:y1="10.525cm" svg:x2="10.207cm" svg:y2="25.765cm" draw:start-shape="id32" draw:start-glue-point="2" draw:end-shape="id35" draw:end-glue-point="4" svg:d="M6238 10525v7620h3969v7620" svg:viewBox="0 0 3970 15241">
          <text:p/>
        </draw:connector>
        <draw:connector draw:style-name="gr28" draw:text-style-name="P2" draw:layer="layout" svg:x1="8.778cm" svg:y1="12.112cm" svg:x2="10.207cm" svg:y2="25.765cm" draw:start-shape="id34" draw:start-glue-point="2" draw:end-shape="id35" draw:end-glue-point="4" svg:d="M8778 12112v6826h1429v6827" svg:viewBox="0 0 1430 13654">
          <text:p/>
        </draw:connector>
        <draw:custom-shape draw:style-name="gr52" draw:text-style-name="P4" xml:id="id38" draw:id="id38" draw:layer="layout" svg:width="2.222cm" svg:height="1.905cm" svg:x="15.923cm" svg:y="14.017cm">
          <text:p text:style-name="P4">grade = <text:s/>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3" draw:text-style-name="P4" xml:id="id36" draw:id="id36" draw:layer="layout" svg:width="2.222cm" svg:height="1.905cm" svg:x="11.795cm" svg:y="10.842cm">
          <text:p text:style-name="P4">grade = <text:s/>C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4" draw:text-style-name="P4" xml:id="id37" draw:id="id37" draw:layer="layout" svg:width="2.222cm" svg:height="1.905cm" svg:x="14.017cm" svg:y="12.43cm">
          <text:p text:style-name="P4">grade = <text:s/>D+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" draw:layer="layout" svg:x1="11.794cm" svg:y1="10.207cm" svg:x2="12.906cm" svg:y2="10.842cm" draw:start-shape="id33" draw:start-glue-point="7" draw:end-shape="id36" draw:end-glue-point="4" svg:d="M11794 10207h1112v635" svg:viewBox="0 0 1113 636">
          <text:p/>
        </draw:connector>
        <draw:connector draw:style-name="gr33" draw:text-style-name="P2" draw:layer="layout" svg:x1="14.017cm" svg:y1="11.795cm" svg:x2="15.128cm" svg:y2="12.43cm" draw:start-shape="id36" draw:start-glue-point="7" draw:end-shape="id37" draw:end-glue-point="4" svg:d="M14017 11795h1111v635" svg:viewBox="0 0 1112 636">
          <text:p/>
        </draw:connector>
        <draw:connector draw:style-name="gr34" draw:text-style-name="P2" draw:layer="layout" svg:x1="16.239cm" svg:y1="13.383cm" svg:x2="17.034cm" svg:y2="14.017cm" draw:start-shape="id37" draw:start-glue-point="7" draw:end-shape="id38" draw:end-glue-point="4" svg:d="M16239 13383h795v634" svg:viewBox="0 0 796 635">
          <text:p/>
        </draw:connector>
        <draw:custom-shape draw:style-name="gr55" draw:text-style-name="P4" xml:id="id39" draw:id="id39" draw:layer="layout" svg:width="2.223cm" svg:height="0.953cm" svg:x="9.889cm" svg:y="12.747cm">
          <text:p text:style-name="P4">GradePoint = 2</text:p>
          <draw:enhanced-geometry svg:viewBox="0 0 21600 21600" draw:type="rectangle" draw:enhanced-path="M 0 0 L 21600 0 21600 21600 0 21600 0 0 Z N"/>
        </draw:custom-shape>
        <draw:custom-shape draw:style-name="gr56" draw:text-style-name="P4" xml:id="id40" draw:id="id40" draw:layer="layout" svg:width="2.223cm" svg:height="0.953cm" svg:x="11.795cm" svg:y="14.017cm">
          <text:p text:style-name="P4">GradePoint = 1.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7" draw:text-style-name="P4" xml:id="id41" draw:id="id41" draw:layer="layout" svg:width="2.223cm" svg:height="0.953cm" svg:x="13.699cm" svg:y="15.605cm">
          <text:p text:style-name="P4">GradePoint = 1.5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9" draw:text-style-name="P2" draw:layer="layout" svg:x1="11.795cm" svg:y1="11.795cm" svg:x2="11cm" svg:y2="12.747cm" draw:start-shape="id36" draw:start-glue-point="5" draw:end-shape="id39" draw:end-glue-point="0" svg:d="M11795 11795h-795v952" svg:viewBox="0 0 796 953">
          <text:p/>
        </draw:connector>
        <draw:connector draw:style-name="gr40" draw:text-style-name="P2" draw:layer="layout" svg:x1="14.017cm" svg:y1="13.383cm" svg:x2="12.906cm" svg:y2="14.017cm" draw:start-shape="id37" draw:start-glue-point="5" draw:end-shape="id40" draw:end-glue-point="0" svg:d="M14017 13383h-1111v634" svg:viewBox="0 0 1112 635">
          <text:p/>
        </draw:connector>
        <draw:connector draw:style-name="gr41" draw:text-style-name="P2" draw:layer="layout" svg:x1="15.923cm" svg:y1="14.97cm" svg:x2="14.81cm" svg:y2="15.605cm" draw:start-shape="id38" draw:start-glue-point="5" draw:end-shape="id41" draw:end-glue-point="0" svg:d="M15923 14970h-1113v635" svg:viewBox="0 0 1114 636">
          <text:p/>
        </draw:connector>
        <draw:connector draw:style-name="gr42" draw:text-style-name="P2" draw:layer="layout" svg:x1="11cm" svg:y1="13.7cm" svg:x2="10.207cm" svg:y2="25.765cm" draw:start-shape="id39" draw:start-glue-point="2" draw:end-shape="id35" draw:end-glue-point="4" svg:d="M11000 13700v6032h-793v6033" svg:viewBox="0 0 794 12066">
          <text:p/>
        </draw:connector>
        <draw:connector draw:style-name="gr43" draw:text-style-name="P2" draw:layer="layout" svg:x1="12.906cm" svg:y1="14.97cm" svg:x2="10.207cm" svg:y2="25.765cm" draw:start-shape="id40" draw:start-glue-point="2" draw:end-shape="id35" draw:end-glue-point="4" svg:d="M12906 14970v5397h-2699v5398" svg:viewBox="0 0 2700 10796">
          <text:p/>
        </draw:connector>
        <draw:connector draw:style-name="gr44" draw:text-style-name="P2" draw:layer="layout" svg:x1="14.81cm" svg:y1="16.558cm" svg:x2="10.207cm" svg:y2="25.765cm" draw:start-shape="id41" draw:start-glue-point="2" draw:end-shape="id35" draw:end-glue-point="4" svg:d="M14810 16558v4603h-4603v4604" svg:viewBox="0 0 4604 9208">
          <text:p/>
        </draw:connector>
        <draw:connector draw:style-name="gr45" draw:text-style-name="P2" draw:layer="layout" svg:x1="18.145cm" svg:y1="14.97cm" svg:x2="18.938cm" svg:y2="15.604cm" draw:start-shape="id38" draw:start-glue-point="7" draw:end-shape="id42" draw:end-glue-point="0" svg:d="M18145 14970h793v634" svg:viewBox="0 0 794 635">
          <text:p/>
        </draw:connector>
        <draw:connector draw:style-name="gr58" draw:text-style-name="P2" draw:layer="layout" draw:line-skew="-0.635cm" svg:x1="10.525cm" svg:y1="2.27cm" svg:x2="4.333cm" svg:y2="3.857cm" draw:start-shape="id43" draw:start-glue-point="6" draw:end-shape="id27" draw:end-glue-point="4" svg:d="M10525 2270v159h-6192v1428" svg:viewBox="0 0 6193 1588">
          <text:p/>
        </draw:connector>
        <draw:custom-shape draw:style-name="gr59" draw:text-style-name="P4" xml:id="id42" draw:id="id42" draw:layer="layout" svg:width="2.223cm" svg:height="0.953cm" svg:x="17.827cm" svg:y="15.604cm">
          <text:p text:style-name="P4">gradeWeight = 0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0" draw:text-style-name="P2" draw:layer="layout" svg:x1="18.938cm" svg:y1="16.557cm" svg:x2="10.207cm" svg:y2="25.765cm" draw:start-shape="id42" draw:start-glue-point="2" draw:end-shape="id35" draw:end-glue-point="4" svg:d="M18938 16557v4604h-8731v4604" svg:viewBox="0 0 8732 9209">
          <text:p/>
        </draw:connector>
      </draw:page>
      <draw:page draw:name="page4" draw:style-name="dp1" draw:master-page-name="Default">
        <draw:custom-shape draw:style-name="gr11" draw:text-style-name="P3" xml:id="id73" draw:id="id73" draw:layer="layout" svg:width="1.27cm" svg:height="0.952cm" svg:x="9.572cm" svg:y="1.318cm">
          <text:p text:style-name="P3"><text:span text:style-name="T1">C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xml:id="id74" draw:id="id74" draw:layer="layout" svg:width="1.27cm" svg:height="0.952cm" svg:x="9.572cm" svg:y="25.765cm">
          <text:p text:style-name="P3"><text:span text:style-name="T1">D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1" draw:text-style-name="P4" xml:id="id44" draw:id="id44" draw:layer="layout" svg:width="2.222cm" svg:height="1.905cm" svg:x="3.222cm" svg:y="3.857cm">
          <text:p text:style-name="P4">grade = A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2" draw:layer="layout" svg:x1="3.222cm" svg:y1="4.81cm" svg:x2="2.269cm" svg:y2="5.762cm" draw:start-shape="id44" draw:start-glue-point="5" draw:end-shape="id45" draw:end-glue-point="0" svg:d="M3222 4810h-953v952" svg:viewBox="0 0 954 953">
          <text:p/>
        </draw:connector>
        <draw:connector draw:style-name="gr17" draw:text-style-name="P2" draw:layer="layout" svg:x1="5.444cm" svg:y1="4.81cm" svg:x2="6.238cm" svg:y2="5.762cm" draw:start-shape="id44" draw:start-glue-point="7" draw:end-shape="id46" draw:end-glue-point="4" svg:d="M5444 4810h794v952" svg:viewBox="0 0 795 953">
          <text:p/>
        </draw:connector>
        <draw:custom-shape draw:style-name="gr18" draw:text-style-name="P1" xml:id="id45" draw:id="id45" draw:layer="layout" svg:width="1.904cm" svg:height="0.952cm" svg:x="1.317cm" svg:y="5.762cm">
          <text:p text:style-name="P1">GradePoint =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" xml:id="id46" draw:id="id46" draw:layer="layout" svg:width="2.222cm" svg:height="1.905cm" svg:x="5.127cm" svg:y="5.762cm">
          <text:p text:style-name="P4">grade = B+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2" draw:layer="layout" svg:x1="7.349cm" svg:y1="6.715cm" svg:x2="8.46cm" svg:y2="7.667cm" draw:start-shape="id46" draw:start-glue-point="7" draw:end-shape="id47" draw:end-glue-point="4" svg:d="M7349 6715h1111v952" svg:viewBox="0 0 1112 953">
          <text:p/>
        </draw:connector>
        <draw:custom-shape draw:style-name="gr63" draw:text-style-name="P4" xml:id="id47" draw:id="id47" draw:layer="layout" svg:width="2.222cm" svg:height="1.905cm" svg:x="7.349cm" svg:y="7.667cm">
          <text:p text:style-name="P4">grade = B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4" draw:text-style-name="P4" xml:id="id48" draw:id="id48" draw:layer="layout" svg:width="2.223cm" svg:height="0.952cm" svg:x="3.221cm" svg:y="7.667cm">
          <text:p text:style-name="P4">GradePoint = 3.5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5.127cm" svg:y1="6.715cm" svg:x2="4.332cm" svg:y2="7.667cm" draw:start-shape="id46" draw:start-glue-point="5" draw:end-shape="id48" draw:end-glue-point="0" svg:d="M5127 6715h-795v952" svg:viewBox="0 0 796 953">
          <text:p/>
        </draw:connector>
        <draw:custom-shape draw:style-name="gr65" draw:text-style-name="P4" xml:id="id49" draw:id="id49" draw:layer="layout" svg:width="2.223cm" svg:height="0.953cm" svg:x="5.127cm" svg:y="9.572cm">
          <text:p text:style-name="P4">GradePoint = 3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7.349cm" svg:y1="8.62cm" svg:x2="6.238cm" svg:y2="9.572cm" draw:start-shape="id47" draw:start-glue-point="5" draw:end-shape="id49" draw:end-glue-point="0" svg:d="M7349 8620h-1111v952" svg:viewBox="0 0 1112 953">
          <text:p/>
        </draw:connector>
        <draw:custom-shape draw:style-name="gr66" draw:text-style-name="P4" xml:id="id50" draw:id="id50" draw:layer="layout" svg:width="2.222cm" svg:height="1.905cm" svg:x="9.572cm" svg:y="9.254cm">
          <text:p text:style-name="P4">grade = <text:s/>C+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3" draw:text-style-name="P2" draw:layer="layout" svg:x1="9.571cm" svg:y1="8.62cm" svg:x2="10.683cm" svg:y2="9.254cm" draw:start-shape="id47" draw:start-glue-point="7" draw:end-shape="id50" draw:end-glue-point="4" svg:d="M9571 8620h1112v634" svg:viewBox="0 0 1113 635">
          <text:p/>
        </draw:connector>
        <draw:connector draw:style-name="gr24" draw:text-style-name="P2" draw:layer="layout" svg:x1="9.572cm" svg:y1="10.207cm" svg:x2="8.778cm" svg:y2="11.159cm" draw:start-shape="id50" draw:start-glue-point="5" draw:end-shape="id51" draw:end-glue-point="0" svg:d="M9572 10207h-794v952" svg:viewBox="0 0 795 953">
          <text:p/>
        </draw:connector>
        <draw:custom-shape draw:style-name="gr67" draw:text-style-name="P4" xml:id="id51" draw:id="id51" draw:layer="layout" svg:width="2.223cm" svg:height="0.953cm" svg:x="7.667cm" svg:y="11.159cm">
          <text:p text:style-name="P4">GradePoint = 2.5</text:p>
          <draw:enhanced-geometry svg:viewBox="0 0 21600 21600" draw:type="rectangle" draw:enhanced-path="M 0 0 L 21600 0 21600 21600 0 21600 0 0 Z N"/>
        </draw:custom-shape>
        <draw:custom-shape draw:style-name="gr68" draw:text-style-name="P4" xml:id="id54" draw:id="id54" draw:layer="layout" svg:width="2.222cm" svg:height="1.905cm" svg:x="15.923cm" svg:y="14.017cm">
          <text:p text:style-name="P4">grade = <text:s/>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9" draw:text-style-name="P4" xml:id="id52" draw:id="id52" draw:layer="layout" svg:width="2.222cm" svg:height="1.905cm" svg:x="11.795cm" svg:y="10.842cm">
          <text:p text:style-name="P4">grade = <text:s/>C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0" draw:text-style-name="P4" xml:id="id53" draw:id="id53" draw:layer="layout" svg:width="2.222cm" svg:height="1.905cm" svg:x="14.017cm" svg:y="12.43cm">
          <text:p text:style-name="P4">grade = <text:s/>D+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" draw:layer="layout" svg:x1="11.794cm" svg:y1="10.207cm" svg:x2="12.906cm" svg:y2="10.842cm" draw:start-shape="id50" draw:start-glue-point="7" draw:end-shape="id52" draw:end-glue-point="4" svg:d="M11794 10207h1112v635" svg:viewBox="0 0 1113 636">
          <text:p/>
        </draw:connector>
        <draw:connector draw:style-name="gr33" draw:text-style-name="P2" draw:layer="layout" svg:x1="14.017cm" svg:y1="11.795cm" svg:x2="15.128cm" svg:y2="12.43cm" draw:start-shape="id52" draw:start-glue-point="7" draw:end-shape="id53" draw:end-glue-point="4" svg:d="M14017 11795h1111v635" svg:viewBox="0 0 1112 636">
          <text:p/>
        </draw:connector>
        <draw:connector draw:style-name="gr34" draw:text-style-name="P2" draw:layer="layout" svg:x1="16.239cm" svg:y1="13.383cm" svg:x2="17.034cm" svg:y2="14.017cm" draw:start-shape="id53" draw:start-glue-point="7" draw:end-shape="id54" draw:end-glue-point="4" svg:d="M16239 13383h795v634" svg:viewBox="0 0 796 635">
          <text:p/>
        </draw:connector>
        <draw:custom-shape draw:style-name="gr71" draw:text-style-name="P4" xml:id="id55" draw:id="id55" draw:layer="layout" svg:width="2.223cm" svg:height="0.953cm" svg:x="9.889cm" svg:y="12.747cm">
          <text:p text:style-name="P4">GradePoint = 2</text:p>
          <draw:enhanced-geometry svg:viewBox="0 0 21600 21600" draw:type="rectangle" draw:enhanced-path="M 0 0 L 21600 0 21600 21600 0 21600 0 0 Z N"/>
        </draw:custom-shape>
        <draw:custom-shape draw:style-name="gr72" draw:text-style-name="P4" xml:id="id56" draw:id="id56" draw:layer="layout" svg:width="2.223cm" svg:height="0.953cm" svg:x="11.795cm" svg:y="14.017cm">
          <text:p text:style-name="P4">GradePoint = 1.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3" draw:text-style-name="P4" xml:id="id57" draw:id="id57" draw:layer="layout" svg:width="2.223cm" svg:height="0.953cm" svg:x="13.699cm" svg:y="15.605cm">
          <text:p text:style-name="P4">GradePoint = 1.5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9" draw:text-style-name="P2" draw:layer="layout" svg:x1="11.795cm" svg:y1="11.795cm" svg:x2="11cm" svg:y2="12.747cm" draw:start-shape="id52" draw:start-glue-point="5" draw:end-shape="id55" draw:end-glue-point="0" svg:d="M11795 11795h-795v952" svg:viewBox="0 0 796 953">
          <text:p/>
        </draw:connector>
        <draw:connector draw:style-name="gr40" draw:text-style-name="P2" draw:layer="layout" svg:x1="14.017cm" svg:y1="13.383cm" svg:x2="12.906cm" svg:y2="14.017cm" draw:start-shape="id53" draw:start-glue-point="5" draw:end-shape="id56" draw:end-glue-point="0" svg:d="M14017 13383h-1111v634" svg:viewBox="0 0 1112 635">
          <text:p/>
        </draw:connector>
        <draw:connector draw:style-name="gr41" draw:text-style-name="P2" draw:layer="layout" svg:x1="15.923cm" svg:y1="14.97cm" svg:x2="14.81cm" svg:y2="15.605cm" draw:start-shape="id54" draw:start-glue-point="5" draw:end-shape="id57" draw:end-glue-point="0" svg:d="M15923 14970h-1113v635" svg:viewBox="0 0 1114 636">
          <text:p/>
        </draw:connector>
        <draw:custom-shape draw:style-name="gr74" draw:text-style-name="P4" xml:id="id58" draw:id="id58" draw:layer="layout" svg:width="2.222cm" svg:height="1.905cm" svg:x="3.222cm" svg:y="3.857cm">
          <text:p text:style-name="P4">grade = A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2" draw:layer="layout" svg:x1="3.222cm" svg:y1="4.81cm" svg:x2="2.269cm" svg:y2="5.762cm" draw:start-shape="id58" draw:start-glue-point="5" draw:end-shape="id59" draw:end-glue-point="0" svg:d="M3222 4810h-953v952" svg:viewBox="0 0 954 953">
          <text:p/>
        </draw:connector>
        <draw:connector draw:style-name="gr17" draw:text-style-name="P2" draw:layer="layout" svg:x1="5.444cm" svg:y1="4.81cm" svg:x2="6.238cm" svg:y2="5.762cm" draw:start-shape="id58" draw:start-glue-point="7" draw:end-shape="id60" draw:end-glue-point="4" svg:d="M5444 4810h794v952" svg:viewBox="0 0 795 953">
          <text:p/>
        </draw:connector>
        <draw:custom-shape draw:style-name="gr18" draw:text-style-name="P1" xml:id="id59" draw:id="id59" draw:layer="layout" svg:width="1.904cm" svg:height="0.952cm" svg:x="1.317cm" svg:y="5.762cm">
          <text:p text:style-name="P1">gradeWeight =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" xml:id="id60" draw:id="id60" draw:layer="layout" svg:width="2.222cm" svg:height="1.905cm" svg:x="5.127cm" svg:y="5.762cm">
          <text:p text:style-name="P4">grade = B+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2" draw:layer="layout" svg:x1="7.349cm" svg:y1="6.715cm" svg:x2="8.46cm" svg:y2="7.667cm" draw:start-shape="id60" draw:start-glue-point="7" draw:end-shape="id61" draw:end-glue-point="4" svg:d="M7349 6715h1111v952" svg:viewBox="0 0 1112 953">
          <text:p/>
        </draw:connector>
        <draw:custom-shape draw:style-name="gr76" draw:text-style-name="P4" xml:id="id61" draw:id="id61" draw:layer="layout" svg:width="2.222cm" svg:height="1.905cm" svg:x="7.349cm" svg:y="7.667cm">
          <text:p text:style-name="P4">grade = B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7" draw:text-style-name="P4" xml:id="id62" draw:id="id62" draw:layer="layout" svg:width="2.223cm" svg:height="0.952cm" svg:x="3.221cm" svg:y="7.667cm">
          <text:p text:style-name="P4">GradeWeight = 3.5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5.127cm" svg:y1="6.715cm" svg:x2="4.332cm" svg:y2="7.667cm" draw:start-shape="id60" draw:start-glue-point="5" draw:end-shape="id62" draw:end-glue-point="0" svg:d="M5127 6715h-795v952" svg:viewBox="0 0 796 953">
          <text:p/>
        </draw:connector>
        <draw:custom-shape draw:style-name="gr78" draw:text-style-name="P4" xml:id="id63" draw:id="id63" draw:layer="layout" svg:width="2.223cm" svg:height="0.953cm" svg:x="5.127cm" svg:y="9.572cm">
          <text:p text:style-name="P4">gradeWeight = 3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7.349cm" svg:y1="8.62cm" svg:x2="6.238cm" svg:y2="9.572cm" draw:start-shape="id61" draw:start-glue-point="5" draw:end-shape="id63" draw:end-glue-point="0" svg:d="M7349 8620h-1111v952" svg:viewBox="0 0 1112 953">
          <text:p/>
        </draw:connector>
        <draw:custom-shape draw:style-name="gr79" draw:text-style-name="P4" xml:id="id64" draw:id="id64" draw:layer="layout" svg:width="2.222cm" svg:height="1.905cm" svg:x="9.572cm" svg:y="9.254cm">
          <text:p text:style-name="P4">grade = <text:s/>C+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3" draw:text-style-name="P2" draw:layer="layout" svg:x1="9.571cm" svg:y1="8.62cm" svg:x2="10.683cm" svg:y2="9.254cm" draw:start-shape="id61" draw:start-glue-point="7" draw:end-shape="id64" draw:end-glue-point="4" svg:d="M9571 8620h1112v634" svg:viewBox="0 0 1113 635">
          <text:p/>
        </draw:connector>
        <draw:connector draw:style-name="gr24" draw:text-style-name="P2" draw:layer="layout" svg:x1="9.572cm" svg:y1="10.207cm" svg:x2="8.778cm" svg:y2="11.159cm" draw:start-shape="id64" draw:start-glue-point="5" draw:end-shape="id65" draw:end-glue-point="0" svg:d="M9572 10207h-794v952" svg:viewBox="0 0 795 953">
          <text:p/>
        </draw:connector>
        <draw:custom-shape draw:style-name="gr80" draw:text-style-name="P4" xml:id="id65" draw:id="id65" draw:layer="layout" svg:width="2.223cm" svg:height="0.953cm" svg:x="7.667cm" svg:y="11.159cm">
          <text:p text:style-name="P4">GradeWeight = 2.5</text:p>
          <draw:enhanced-geometry svg:viewBox="0 0 21600 21600" draw:type="rectangle" draw:enhanced-path="M 0 0 L 21600 0 21600 21600 0 21600 0 0 Z N"/>
        </draw:custom-shape>
        <draw:custom-shape draw:style-name="gr81" draw:text-style-name="P4" xml:id="id68" draw:id="id68" draw:layer="layout" svg:width="2.222cm" svg:height="1.905cm" svg:x="15.923cm" svg:y="14.017cm">
          <text:p text:style-name="P4">grade = <text:s/>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2" draw:text-style-name="P4" xml:id="id66" draw:id="id66" draw:layer="layout" svg:width="2.222cm" svg:height="1.905cm" svg:x="11.795cm" svg:y="10.842cm">
          <text:p text:style-name="P4">grade = <text:s/>C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3" draw:text-style-name="P4" xml:id="id67" draw:id="id67" draw:layer="layout" svg:width="2.222cm" svg:height="1.905cm" svg:x="14.017cm" svg:y="12.43cm">
          <text:p text:style-name="P4">grade = <text:s/>D+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2" draw:layer="layout" svg:x1="11.794cm" svg:y1="10.207cm" svg:x2="12.906cm" svg:y2="10.842cm" draw:start-shape="id64" draw:start-glue-point="7" draw:end-shape="id66" draw:end-glue-point="4" svg:d="M11794 10207h1112v635" svg:viewBox="0 0 1113 636">
          <text:p/>
        </draw:connector>
        <draw:connector draw:style-name="gr33" draw:text-style-name="P2" draw:layer="layout" svg:x1="14.017cm" svg:y1="11.795cm" svg:x2="15.128cm" svg:y2="12.43cm" draw:start-shape="id66" draw:start-glue-point="7" draw:end-shape="id67" draw:end-glue-point="4" svg:d="M14017 11795h1111v635" svg:viewBox="0 0 1112 636">
          <text:p/>
        </draw:connector>
        <draw:connector draw:style-name="gr34" draw:text-style-name="P2" draw:layer="layout" svg:x1="16.239cm" svg:y1="13.383cm" svg:x2="17.034cm" svg:y2="14.017cm" draw:start-shape="id67" draw:start-glue-point="7" draw:end-shape="id68" draw:end-glue-point="4" svg:d="M16239 13383h795v634" svg:viewBox="0 0 796 635">
          <text:p/>
        </draw:connector>
        <draw:custom-shape draw:style-name="gr84" draw:text-style-name="P4" xml:id="id69" draw:id="id69" draw:layer="layout" svg:width="2.223cm" svg:height="0.953cm" svg:x="9.889cm" svg:y="12.747cm">
          <text:p text:style-name="P4">gradeWeight = 2</text:p>
          <draw:enhanced-geometry svg:viewBox="0 0 21600 21600" draw:type="rectangle" draw:enhanced-path="M 0 0 L 21600 0 21600 21600 0 21600 0 0 Z N"/>
        </draw:custom-shape>
        <draw:custom-shape draw:style-name="gr85" draw:text-style-name="P4" xml:id="id70" draw:id="id70" draw:layer="layout" svg:width="2.223cm" svg:height="0.953cm" svg:x="11.795cm" svg:y="14.017cm">
          <text:p text:style-name="P4">GradeWeight = 1.5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6" draw:text-style-name="P4" xml:id="id71" draw:id="id71" draw:layer="layout" svg:width="2.223cm" svg:height="0.953cm" svg:x="13.699cm" svg:y="15.605cm">
          <text:p text:style-name="P4">gradeWeight = 1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9" draw:text-style-name="P2" draw:layer="layout" svg:x1="11.795cm" svg:y1="11.795cm" svg:x2="11cm" svg:y2="12.747cm" draw:start-shape="id66" draw:start-glue-point="5" draw:end-shape="id69" draw:end-glue-point="0" svg:d="M11795 11795h-795v952" svg:viewBox="0 0 796 953">
          <text:p/>
        </draw:connector>
        <draw:connector draw:style-name="gr40" draw:text-style-name="P2" draw:layer="layout" svg:x1="14.017cm" svg:y1="13.383cm" svg:x2="12.906cm" svg:y2="14.017cm" draw:start-shape="id67" draw:start-glue-point="5" draw:end-shape="id70" draw:end-glue-point="0" svg:d="M14017 13383h-1111v634" svg:viewBox="0 0 1112 635">
          <text:p/>
        </draw:connector>
        <draw:connector draw:style-name="gr41" draw:text-style-name="P2" draw:layer="layout" svg:x1="15.923cm" svg:y1="14.97cm" svg:x2="14.81cm" svg:y2="15.605cm" draw:start-shape="id68" draw:start-glue-point="5" draw:end-shape="id71" draw:end-glue-point="0" svg:d="M15923 14970h-1113v635" svg:viewBox="0 0 1114 636">
          <text:p/>
        </draw:connector>
        <draw:connector draw:style-name="gr45" draw:text-style-name="P2" draw:layer="layout" svg:x1="18.145cm" svg:y1="14.97cm" svg:x2="18.938cm" svg:y2="15.604cm" draw:start-shape="id68" draw:start-glue-point="7" draw:end-shape="id72" draw:end-glue-point="0" svg:d="M18145 14970h793v634" svg:viewBox="0 0 794 635">
          <text:p/>
        </draw:connector>
        <draw:connector draw:style-name="gr87" draw:text-style-name="P2" draw:layer="layout" svg:x1="10.207cm" svg:y1="2.27cm" svg:x2="4.333cm" svg:y2="3.857cm" draw:start-shape="id73" draw:start-glue-point="6" draw:end-shape="id58" draw:end-glue-point="4" svg:d="M10207 2270v794h-5874v793" svg:viewBox="0 0 5875 1588">
          <text:p/>
        </draw:connector>
        <draw:connector draw:style-name="gr88" draw:text-style-name="P2" draw:layer="layout" svg:x1="2.269cm" svg:y1="6.714cm" svg:x2="10.207cm" svg:y2="25.765cm" draw:start-shape="id59" draw:start-glue-point="2" draw:end-shape="id74" draw:end-glue-point="4" svg:d="M2269 6714v9526h7938v9525" svg:viewBox="0 0 7939 19052">
          <text:p/>
        </draw:connector>
        <draw:connector draw:style-name="gr89" draw:text-style-name="P2" draw:layer="layout" svg:x1="4.332cm" svg:y1="8.619cm" svg:x2="10.207cm" svg:y2="25.765cm" draw:start-shape="id62" draw:end-shape="id74" draw:end-glue-point="4" svg:d="M4332 8619v8573h5875v8573" svg:viewBox="0 0 5876 17147">
          <text:p/>
        </draw:connector>
        <draw:connector draw:style-name="gr90" draw:text-style-name="P2" draw:layer="layout" svg:x1="6.238cm" svg:y1="10.525cm" svg:x2="10.207cm" svg:y2="25.765cm" draw:start-shape="id63" draw:start-glue-point="2" draw:end-shape="id74" draw:end-glue-point="4" svg:d="M6238 10525v7620h3969v7620" svg:viewBox="0 0 3970 15241">
          <text:p/>
        </draw:connector>
        <draw:connector draw:style-name="gr91" draw:text-style-name="P2" draw:layer="layout" svg:x1="8.778cm" svg:y1="12.112cm" svg:x2="10.207cm" svg:y2="25.765cm" draw:start-shape="id65" draw:start-glue-point="2" draw:end-shape="id74" draw:end-glue-point="4" svg:d="M8778 12112v6826h1429v6827" svg:viewBox="0 0 1430 13654">
          <text:p/>
        </draw:connector>
        <draw:connector draw:style-name="gr92" draw:text-style-name="P2" draw:layer="layout" svg:x1="11cm" svg:y1="13.7cm" svg:x2="10.207cm" svg:y2="25.765cm" draw:start-shape="id69" draw:start-glue-point="2" draw:end-shape="id74" draw:end-glue-point="4" svg:d="M11000 13700v6032h-793v6033" svg:viewBox="0 0 794 12066">
          <text:p/>
        </draw:connector>
        <draw:connector draw:style-name="gr93" draw:text-style-name="P2" draw:layer="layout" svg:x1="12.906cm" svg:y1="14.97cm" svg:x2="10.207cm" svg:y2="25.765cm" draw:start-shape="id70" draw:start-glue-point="2" draw:end-shape="id74" draw:end-glue-point="4" svg:d="M12906 14970v5397h-2699v5398" svg:viewBox="0 0 2700 10796">
          <text:p/>
        </draw:connector>
        <draw:connector draw:style-name="gr94" draw:text-style-name="P2" draw:layer="layout" svg:x1="14.81cm" svg:y1="16.558cm" svg:x2="10.207cm" svg:y2="25.765cm" draw:start-shape="id71" draw:start-glue-point="2" draw:end-shape="id74" draw:end-glue-point="4" svg:d="M14810 16558v4603h-4603v4604" svg:viewBox="0 0 4604 9208">
          <text:p/>
        </draw:connector>
        <draw:custom-shape draw:style-name="gr95" draw:text-style-name="P4" xml:id="id72" draw:id="id72" draw:layer="layout" svg:width="2.223cm" svg:height="0.953cm" svg:x="17.827cm" svg:y="15.604cm">
          <text:p text:style-name="P4">gradeWeight = 0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6" draw:text-style-name="P2" draw:layer="layout" svg:x1="18.938cm" svg:y1="16.557cm" svg:x2="10.207cm" svg:y2="25.765cm" draw:start-shape="id72" draw:start-glue-point="2" draw:end-shape="id74" draw:end-glue-point="4" svg:d="M18938 16557v4604h-8731v4604" svg:viewBox="0 0 8732 9209">
          <text:p/>
        </draw:connector>
      </draw:page>
      <draw:page draw:name="page5" draw:style-name="dp1" draw:master-page-name="Default">
        <draw:custom-shape draw:style-name="gr97" draw:text-style-name="P1" xml:id="id76" draw:id="id76" draw:layer="layout" svg:width="3.492cm" svg:height="0.953cm" svg:x="8.303cm" svg:y="9.572cm">
          <text:p text:style-name="P1">Print point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8" draw:text-style-name="P3" xml:id="id80" draw:id="id80" draw:layer="layout" svg:width="1.588cm" svg:height="0.952cm" svg:x="9.255cm" svg:y="1.317cm">
          <text:p text:style-name="P3"><text:span text:style-name="T1">D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7" draw:text-style-name="P1" xml:id="id77" draw:id="id77" draw:layer="layout" svg:width="3.492cm" svg:height="0.953cm" svg:x="8.303cm" svg:y="11.159cm">
          <text:p text:style-name="P4">Print name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7" draw:text-style-name="P1" xml:id="id78" draw:id="id78" draw:layer="layout" svg:width="3.492cm" svg:height="0.953cm" svg:x="8.302cm" svg:y="12.747cm">
          <text:p text:style-name="P1">print weight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7" draw:text-style-name="P1" xml:id="id79" draw:id="id79" draw:layer="layout" svg:width="3.492cm" svg:height="0.953cm" svg:x="8.303cm" svg:y="14.334cm">
          <text:p text:style-name="P1">Print grade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99" draw:text-style-name="P2" draw:layer="layout" svg:x1="10.049cm" svg:y1="8.62cm" svg:x2="10.049cm" svg:y2="9.572cm" draw:start-shape="id75" draw:start-glue-point="2" draw:end-shape="id76" draw:end-glue-point="4" svg:d="M10049 8620v952" svg:viewBox="0 0 1 953">
          <text:p/>
        </draw:connector>
        <draw:connector draw:style-name="gr100" draw:text-style-name="P2" draw:layer="layout" svg:x1="10.049cm" svg:y1="10.525cm" svg:x2="10.049cm" svg:y2="11.159cm" draw:start-shape="id76" draw:start-glue-point="6" draw:end-shape="id77" draw:end-glue-point="4" svg:d="M10049 10525v634" svg:viewBox="0 0 1 635">
          <text:p/>
        </draw:connector>
        <draw:connector draw:style-name="gr101" draw:text-style-name="P2" draw:layer="layout" svg:x1="10.049cm" svg:y1="12.112cm" svg:x2="10.048cm" svg:y2="12.747cm" draw:start-shape="id77" draw:start-glue-point="6" draw:end-shape="id78" draw:end-glue-point="4" svg:d="M10049 12112v317h-1v318" svg:viewBox="0 0 2 636">
          <text:p/>
        </draw:connector>
        <draw:connector draw:style-name="gr102" draw:text-style-name="P2" draw:layer="layout" svg:x1="10.048cm" svg:y1="13.7cm" svg:x2="10.049cm" svg:y2="14.334cm" draw:start-shape="id78" draw:start-glue-point="6" draw:end-shape="id79" draw:end-glue-point="4" svg:d="M10048 13700v317h1v317" svg:viewBox="0 0 2 635">
          <text:p/>
        </draw:connector>
        <draw:custom-shape draw:style-name="gr103" draw:text-style-name="P4" xml:id="id87" draw:id="id87" draw:layer="layout" svg:width="3.492cm" svg:height="0.953cm" svg:x="8.302cm" svg:y="22.907cm">
          <text:p text:style-name="P4">Exit</text:p>
          <draw:enhanced-geometry svg:viewBox="0 0 21600 21600" draw:mirror-vertical="false" draw:mirror-horizont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5" xml:id="id81" draw:id="id81" draw:layer="layout" svg:width="5.398cm" svg:height="1.27cm" svg:x="7.35cm" svg:y="3.54cm">
          <text:p text:style-name="P5">sumPoint = sum(point)</text:p>
          <draw:enhanced-geometry svg:viewBox="0 0 21600 21600" draw:type="rectangle" draw:enhanced-path="M 0 0 L 21600 0 21600 21600 0 21600 0 0 Z N"/>
        </draw:custom-shape>
        <draw:custom-shape draw:style-name="gr104" draw:text-style-name="P5" xml:id="id82" draw:id="id82" draw:layer="layout" svg:width="5.398cm" svg:height="1.27cm" svg:x="7.35cm" svg:y="5.445cm">
          <text:p text:style-name="P5">sumWeight = sum(weight)</text:p>
          <draw:enhanced-geometry svg:viewBox="0 0 21600 21600" draw:type="rectangle" draw:enhanced-path="M 0 0 L 21600 0 21600 21600 0 21600 0 0 Z N"/>
        </draw:custom-shape>
        <draw:custom-shape draw:style-name="gr104" draw:text-style-name="P5" xml:id="id75" draw:id="id75" draw:layer="layout" svg:width="5.398cm" svg:height="1.27cm" svg:x="7.35cm" svg:y="7.35cm">
          <text:p text:style-name="P6"><text:span text:style-name="T2">Gpa = sumPoint/</text:span>sumWeight </text:p>
          <draw:enhanced-geometry svg:viewBox="0 0 21600 21600" draw:type="rectangle" draw:enhanced-path="M 0 0 L 21600 0 21600 21600 0 21600 0 0 Z N"/>
        </draw:custom-shape>
        <draw:connector draw:style-name="gr105" draw:text-style-name="P2" draw:layer="layout" draw:type="line" svg:x1="10.049cm" svg:y1="2.269cm" svg:x2="10.049cm" svg:y2="3.54cm" draw:start-shape="id80" draw:start-glue-point="6" draw:end-shape="id81" svg:d="M10049 2269v1271" svg:viewBox="0 0 1 1272">
          <text:p/>
        </draw:connector>
        <draw:connector draw:style-name="gr106" draw:text-style-name="P2" draw:layer="layout" draw:type="line" svg:x1="10.049cm" svg:y1="4.81cm" svg:x2="10.049cm" svg:y2="5.445cm" draw:start-shape="id81" draw:start-glue-point="2" draw:end-shape="id82" draw:end-glue-point="0" svg:d="M10049 4810v635" svg:viewBox="0 0 1 636">
          <text:p/>
        </draw:connector>
        <draw:connector draw:style-name="gr107" draw:text-style-name="P2" draw:layer="layout" draw:type="line" svg:x1="10.049cm" svg:y1="6.715cm" svg:x2="10.049cm" svg:y2="7.35cm" draw:start-shape="id82" draw:start-glue-point="2" draw:end-shape="id75" draw:end-glue-point="0" svg:d="M10049 6715v635" svg:viewBox="0 0 1 636">
          <text:p/>
        </draw:connector>
        <draw:custom-shape draw:style-name="gr97" draw:text-style-name="P1" xml:id="id83" draw:id="id83" draw:layer="layout" svg:width="3.492cm" svg:height="0.953cm" svg:x="8.302cm" svg:y="16.239cm">
          <text:p text:style-name="P4">Print credit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7" draw:text-style-name="P1" xml:id="id84" draw:id="id84" draw:layer="layout" svg:width="3.492cm" svg:height="0.953cm" svg:x="8.302cm" svg:y="17.827cm">
          <text:p text:style-name="P1">Print grade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08" draw:text-style-name="P2" draw:layer="layout" draw:type="line" svg:x1="10.049cm" svg:y1="15.287cm" svg:x2="10.048cm" svg:y2="16.239cm" draw:start-shape="id79" draw:start-glue-point="6" draw:end-shape="id83" draw:end-glue-point="4" svg:d="M10049 15287l-1 952" svg:viewBox="0 0 2 953">
          <text:p/>
        </draw:connector>
        <draw:connector draw:style-name="gr109" draw:text-style-name="P2" draw:layer="layout" svg:x1="10.048cm" svg:y1="17.192cm" svg:x2="10.048cm" svg:y2="17.827cm" draw:start-shape="id83" draw:start-glue-point="6" draw:end-shape="id84" svg:d="M10048 17192v635" svg:viewBox="0 0 1 636">
          <text:p/>
        </draw:connector>
        <draw:custom-shape draw:style-name="gr97" draw:text-style-name="P1" xml:id="id85" draw:id="id85" draw:layer="layout" svg:width="3.492cm" svg:height="0.953cm" svg:x="8.302cm" svg:y="19.415cm">
          <text:p text:style-name="P1">Print sumPoint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10" draw:text-style-name="P2" draw:layer="layout" draw:type="line" svg:x1="10.048cm" svg:y1="18.78cm" svg:x2="10.048cm" svg:y2="19.415cm" draw:start-shape="id84" draw:start-glue-point="6" draw:end-shape="id85" draw:end-glue-point="4" svg:d="M10048 18780v635" svg:viewBox="0 0 1 636">
          <text:p/>
        </draw:connector>
        <draw:custom-shape draw:style-name="gr97" draw:text-style-name="P1" xml:id="id86" draw:id="id86" draw:layer="layout" svg:width="3.492cm" svg:height="0.953cm" svg:x="8.302cm" svg:y="21.319cm">
          <text:p text:style-name="P1">Print sumGrade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10" draw:text-style-name="P2" draw:layer="layout" draw:type="line" svg:x1="10.048cm" svg:y1="20.368cm" svg:x2="10.048cm" svg:y2="21.319cm" draw:start-shape="id85" draw:start-glue-point="6" draw:end-shape="id86" draw:end-glue-point="4" svg:d="M10048 20368v951" svg:viewBox="0 0 1 952">
          <text:p/>
        </draw:connector>
        <draw:connector draw:style-name="gr111" draw:text-style-name="P2" draw:layer="layout" draw:type="line" svg:x1="10.048cm" svg:y1="22.272cm" svg:x2="10.048cm" svg:y2="22.907cm" draw:start-shape="id86" draw:start-glue-point="6" draw:end-shape="id87" draw:end-glue-point="4" svg:d="M10048 22272v635" svg:viewBox="0 0 1 63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un1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un2" svg:font-family="Opun" style:font-family-generic="roman" style:font-pitch="variable"/>
    <style:font-face style:name="Opun" svg:font-family="Opun" style:font-adornments="Regular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Opun3" svg:font-family="Opun" style:font-family-generic="system" style:font-pitch="variable"/>
    <style:font-face style:name="Opun4" svg:font-family="Opun" style:font-adornments="Regul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4" draw:display-name="Arrowheads 4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un1" fo:font-family="Opun" style:font-style-name="Regular" style:font-pitch="variable" fo:font-size="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Opun1" style:font-family-complex="Opun" style:font-style-name-complex="Regular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1" draw:fill-hatch-name="Red_20_90_20_Degrees_20_Crossed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 draw:shadow-color="#000000"/>
      <style:text-properties style:font-name="Opun1" fo:font-family="Opun" style:font-style-name="Regular" style:font-pitch="variable" fo:font-size="7pt" style:font-name-complex="Opun1" style:font-family-complex="Opun" style:font-style-name-complex="Regular" style:font-pitch-complex="variable" style:font-size-complex="7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7T18:48:07.883000000</meta:creation-date>
    <dc:date>2020-09-18T23:59:43.387000000</dc:date>
    <meta:editing-duration>PT5H44M36S</meta:editing-duration>
    <meta:editing-cycles>122</meta:editing-cycles>
    <meta:generator>LibreOffice/7.0.1.2$Windows_X86_64 LibreOffice_project/7cbcfc562f6eb6708b5ff7d7397325de9e764452</meta:generator>
    <meta:document-statistic meta:object-count="192"/>
  </office:meta>
</office:document-meta>
</file>